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font-name="Verdana" fo:font-size="9.75pt" fo:font-style="normal" style:text-underline-style="solid" style:text-underline-width="auto" style:text-underline-color="font-color" fo:font-weight="bold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</style:style>
    <style:style style:name="P8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6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7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8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9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0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2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3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4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5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6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7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/>
    </style:style>
    <style:style style:name="P26" style:family="paragraph" style:parent-style-name="Text_20_body" style:list-style-name="L18">
      <style:paragraph-properties fo:margin-top="0cm" fo:margin-bottom="0cm" style:contextual-spacing="false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style:font-name="Verdana" fo:font-size="9.75pt" fo:background-color="transparent" loext:char-shading-value="0"/>
    </style:style>
    <style:style style:name="T2" style:family="text">
      <style:text-properties style:font-name="Verdana" fo:font-size="9.75pt" fo:font-weight="bold" fo:background-color="transparent" loext:char-shading-value="0"/>
    </style:style>
    <style:style style:name="T3" style:family="text">
      <style:text-properties style:font-name="Verdana" fo:font-size="9.75pt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Verdana" fo:font-size="9.75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5.25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1155cc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1155cc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a77ff88-eea7-681c-8848-bf093148f4e1"/>Project Information</text:p>
      <text:p text:style-name="P2">Module Information:</text:p>
      <text:list xml:id="list4055176809001215978" text:style-name="L1">
        <text:list-item>
          <text:p text:style-name="P8">B2C Module - User Module</text:p>
        </text:list-item>
        <text:list-item>
          <text:p text:style-name="P8">B2B Module – Agent Module</text:p>
        </text:list-item>
        <text:list-item>
          <text:p text:style-name="P8">Admin Console</text:p>
        </text:list-item>
        <text:list-item>
          <text:p text:style-name="P8">Supplier Console</text:p>
        </text:list-item>
      </text:list>
      <text:p text:style-name="P2">GDS / APIs Information</text:p>
      <text:list xml:id="list889849836970685078" text:style-name="L2">
        <text:list-item>
          <text:p text:style-name="P25"><text:span text:style-name="T1">Flight Module - 1 API Integration - </text:span><text:span text:style-name="T2">Travelfusion</text:span></text:p>
        </text:list-item>
        <text:list-item>
          <text:p text:style-name="P25"><text:span text:style-name="T1">Hotel Module - CRS and 2 APIs Integration - </text:span><text:span text:style-name="T2">GTA, Hotelsbed</text:span></text:p>
        </text:list-item>
        <text:list-item>
          <text:p text:style-name="P25"><text:span text:style-name="T1">Car Module - 1 API Integration - </text:span><text:span text:style-name="T2">Hotelsbed</text:span></text:p>
        </text:list-item>
        <text:list-item>
          <text:p text:style-name="P25"><text:span text:style-name="T1">Transfers Module - 2 APIs Integration - </text:span><text:span text:style-name="T2">Hotelsbed, GTA</text:span></text:p>
        </text:list-item>
        <text:list-item>
          <text:p text:style-name="P25"><text:span text:style-name="T1">Train Module - 1 API Integration - </text:span><text:span text:style-name="T2">Travelfusion</text:span></text:p>
        </text:list-item>
        <text:list-item>
          <text:p text:style-name="P25"><text:span text:style-name="T1">Cruise Module - 1 API Integration - </text:span><text:span text:style-name="T2">(we need to suggest)</text:span></text:p>
        </text:list-item>
        <text:list-item>
          <text:p text:style-name="P25"><text:span text:style-name="T1">Activities Module – CMS and 2 APIs Integration - </text:span><text:span text:style-name="T2">GTA, Hotelsbed</text:span></text:p>
        </text:list-item>
        <text:list-item>
          <text:p text:style-name="P9">Package Module – 1 API Integration and CMS with booking option</text:p>
        </text:list-item>
        <text:list-item>
          <text:p text:style-name="P25"><text:span text:style-name="T1">Payment Gateway - 1 API Integration (</text:span><text:span text:style-name="T3">Master, Visa, American Express)</text:span></text:p>
        </text:list-item>
      </text:list>
      <text:p text:style-name="P2">Proposed online booking engine would have below features:</text:p>
      <text:p text:style-name="P3">Index Graphic Layout</text:p>
      <text:list xml:id="list1576076666466276897" text:style-name="L3">
        <text:list-item>
          <text:p text:style-name="P10">Concept Design</text:p>
        </text:list-item>
        <text:list-item>
          <text:p text:style-name="P10">Review and Approval</text:p>
        </text:list-item>
      </text:list>
      <text:p text:style-name="P3">Index Data Display</text:p>
      <text:list xml:id="list8673782458598851846" text:style-name="L4">
        <text:list-item>
          <text:p text:style-name="P11">About Us</text:p>
        </text:list-item>
        <text:list-item>
          <text:p text:style-name="P11">Management</text:p>
        </text:list-item>
        <text:list-item>
          <text:p text:style-name="P11">Services</text:p>
        </text:list-item>
        <text:list-item>
          <text:p text:style-name="P11">Terms &amp; conditions</text:p>
        </text:list-item>
      </text:list>
      <text:list xml:id="list8006076049130969550" text:style-name="L5">
        <text:list-item>
          <text:p text:style-name="P12">Privacy Policy</text:p>
        </text:list-item>
        <text:list-item>
          <text:p text:style-name="P12">Fare Rules</text:p>
        </text:list-item>
        <text:list-item>
          <text:p text:style-name="P12">User Agreement</text:p>
        </text:list-item>
        <text:list-item>
          <text:p text:style-name="P12">Help &amp; FAQs</text:p>
        </text:list-item>
        <text:list-item>
          <text:p text:style-name="P12">Contact Us</text:p>
        </text:list-item>
        <text:list-item>
          <text:p text:style-name="P12">Testimonials</text:p>
        </text:list-item>
        <text:list-item>
          <text:p text:style-name="P12">News</text:p>
        </text:list-item>
        <text:list-item>
          <text:p text:style-name="P12">Press release</text:p>
        </text:list-item>
        <text:list-item>
          <text:p text:style-name="P12">Advertise with Us</text:p>
        </text:list-item>
      </text:list>
      <text:p text:style-name="P3">User Registration &amp; Profile (B2C)</text:p>
      <text:list xml:id="list8991338818090792740" text:style-name="L6">
        <text:list-item>
          <text:p text:style-name="P13">User Registration</text:p>
        </text:list-item>
        <text:list-item>
          <text:p text:style-name="P13">User Validation</text:p>
        </text:list-item>
        <text:list-item>
          <text:p text:style-name="P13">User Secured Login</text:p>
        </text:list-item>
        <text:list-item>
          <text:p text:style-name="P13">User Profile Set Up</text:p>
        </text:list-item>
        <text:list-item>
          <text:p text:style-name="P13">Edit Profile</text:p>
        </text:list-item>
        <text:list-item>
          <text:p text:style-name="P13">Refer a Friend</text:p>
        </text:list-item>
        <text:list-item>
          <text:p text:style-name="P13">Booking History (year wise)</text:p>
        </text:list-item>
        <text:list-item>
          <text:p text:style-name="P13">Booking Amendment</text:p>
        </text:list-item>
        <text:list-item>
          <text:p text:style-name="P13"><text:soft-page-break/>Print/PDF</text:p>
        </text:list-item>
        <text:list-item>
          <text:p text:style-name="P13">Upload Photo</text:p>
        </text:list-item>
        <text:list-item>
          <text:p text:style-name="P13">E-tickets / Reprint / Mail</text:p>
        </text:list-item>
        <text:list-item>
          <text:p text:style-name="P13">Feedback</text:p>
        </text:list-item>
        <text:list-item>
          <text:p text:style-name="P13">Login via Social Media</text:p>
        </text:list-item>
      </text:list>
      <text:p text:style-name="P3">Agent Registration &amp; Profile (B2B)</text:p>
      <text:list xml:id="list5846834702598787207" text:style-name="L7">
        <text:list-item>
          <text:p text:style-name="P14">Agent Registration</text:p>
        </text:list-item>
        <text:list-item>
          <text:p text:style-name="P14">Agent Validation</text:p>
        </text:list-item>
        <text:list-item>
          <text:p text:style-name="P14">Agent Secured Login (2 step verification)</text:p>
        </text:list-item>
        <text:list-item>
          <text:p text:style-name="P14">Agent Profile Set Up</text:p>
        </text:list-item>
        <text:list-item>
          <text:p text:style-name="P14">Agent Profile</text:p>
        </text:list-item>
        <text:list-item>
          <text:p text:style-name="P14">Agent Markup</text:p>
        </text:list-item>
        <text:list-item>
          <text:p text:style-name="P14">Agent Deposit</text:p>
        </text:list-item>
        <text:list-item>
          <text:p text:style-name="P14">Search and Sort</text:p>
        </text:list-item>
        <text:list-item>
          <text:p text:style-name="P14">Booking and Payment</text:p>
        </text:list-item>
        <text:list-item>
          <text:p text:style-name="P14">Booking History</text:p>
        </text:list-item>
        <text:list-item>
          <text:p text:style-name="P14">View and Reprint e-Tickets (Voucher and Invoice)</text:p>
        </text:list-item>
      </text:list>
      <text:p text:style-name="P3">Supplier Module &amp; Profile </text:p>
      <text:list xml:id="list7360913497978371453" text:style-name="L8">
        <text:list-item>
          <text:p text:style-name="P15">Supplier Registration</text:p>
        </text:list-item>
        <text:list-item>
          <text:p text:style-name="P15">Supplier Validation</text:p>
        </text:list-item>
        <text:list-item>
          <text:p text:style-name="P15">Supplier Secured Login</text:p>
        </text:list-item>
        <text:list-item>
          <text:p text:style-name="P15">Supplier Profile Set Up</text:p>
        </text:list-item>
        <text:list-item>
          <text:p text:style-name="P15">Supplier Profile</text:p>
        </text:list-item>
        <text:list-item>
          <text:p text:style-name="P15">Add Hotel</text:p>
        </text:list-item>
        <text:list-item>
          <text:p text:style-name="P15">Add Edit Delete Room Types</text:p>
        </text:list-item>
        <text:list-item>
          <text:p text:style-name="P15">Add Edit Delete Details</text:p>
        </text:list-item>
      </text:list>
      <text:list xml:id="list7616923105673261221" text:style-name="L9">
        <text:list-item>
          <text:p text:style-name="P16">Add Edit Delete Rates</text:p>
        </text:list-item>
        <text:list-item>
          <text:p text:style-name="P16">Add Edit Delete Availability</text:p>
        </text:list-item>
        <text:list-item>
          <text:p text:style-name="P16">Map Locator</text:p>
        </text:list-item>
      </text:list>
      <text:p text:style-name="P3">Search &amp; Display</text:p>
      <text:list xml:id="list8978943333409214916" text:style-name="L10">
        <text:list-item>
          <text:p text:style-name="P17">Search (By One or All Parameters)</text:p>
        </text:list-item>
        <text:list-item>
          <text:p text:style-name="P17">Advanced Search</text:p>
        </text:list-item>
        <text:list-item>
          <text:p text:style-name="P17">Grid Display for Search</text:p>
        </text:list-item>
        <text:list-item>
          <text:p text:style-name="P17">Information Page (Info &amp; Contacts)</text:p>
        </text:list-item>
      </text:list>
      <text:p text:style-name="P3">Bookings &amp; Confirmations</text:p>
      <text:list xml:id="list2215571147321423611" text:style-name="L11">
        <text:list-item>
          <text:p text:style-name="P18">Review Options</text:p>
        </text:list-item>
        <text:list-item>
          <text:p text:style-name="P18">Payment &amp; Booking</text:p>
        </text:list-item>
        <text:list-item>
          <text:p text:style-name="P18">Voucher Generation</text:p>
        </text:list-item>
        <text:list-item>
          <text:p text:style-name="P18">User Confirmation</text:p>
        </text:list-item>
      </text:list>
      <text:p text:style-name="P3">DB &amp; CMS</text:p>
      <text:list xml:id="list8592023471848714404" text:style-name="L12">
        <text:list-item>
          <text:p text:style-name="P19">CMS</text:p>
        </text:list-item>
        <text:list-item>
          <text:p text:style-name="P19">MySQL</text:p>
        </text:list-item>
      </text:list>
      <text:p text:style-name="P3">Admin Control</text:p>
      <text:p text:style-name="P3">Backend Profiles Management</text:p>
      <text:list xml:id="list1264474627964925454" text:style-name="L13">
        <text:list-item>
          <text:p text:style-name="P20"><text:soft-page-break/>Staff : full details name email and etc</text:p>
        </text:list-item>
        <text:list-item>
          <text:p text:style-name="P20">Travel agents : info details – contract (payment method, credit, invoice currency and sections)</text:p>
        </text:list-item>
      </text:list>
      <text:p text:style-name="P3">Mark UP Master:</text:p>
      <text:list xml:id="list2627264745557276680" text:style-name="L14">
        <text:list-item>
          <text:p text:style-name="P21">API, Country, Agent and Module wise mark up</text:p>
        </text:list-item>
        <text:list-item>
          <text:p text:style-name="P21">Default mark up where it controls going below or above certain fixed markup</text:p>
        </text:list-item>
      </text:list>
      <text:p text:style-name="P2">by supplier</text:p>
      <text:list xml:id="list4135360424784302434" text:style-name="L15">
        <text:list-item>
          <text:p text:style-name="P22">adding, updating service fees</text:p>
        </text:list-item>
        <text:list-item>
          <text:p text:style-name="P22">adding , updating cancellation fees</text:p>
        </text:list-item>
        <text:list-item>
          <text:p text:style-name="P22">creating rate masters</text:p>
        </text:list-item>
        <text:list-item>
          <text:p text:style-name="P22">identify the minimum profit by volume &amp; percentage</text:p>
        </text:list-item>
      </text:list>
      <text:p text:style-name="P3">Currency Control:</text:p>
      <text:list xml:id="list4178822675705896910" text:style-name="L16">
        <text:list-item>
          <text:p text:style-name="P23">Add currency</text:p>
        </text:list-item>
        <text:list-item>
          <text:p text:style-name="P23">Change exchange rate</text:p>
        </text:list-item>
        <text:list-item>
          <text:p text:style-name="P23">Manage Currency Range</text:p>
        </text:list-item>
        <text:list-item>
          <text:p text:style-name="P23">Connection to external provider to supply us automatically with daily currency exchange</text:p>
        </text:list-item>
      </text:list>
      <text:p text:style-name="P3">General Features:</text:p>
      <text:list xml:id="list412593634137274167" text:style-name="L17">
        <text:list-item>
          <text:p text:style-name="P24">Change Ad banners provided on home page</text:p>
        </text:list-item>
        <text:list-item>
          <text:p text:style-name="P24">Manage Notices sent to the agents</text:p>
        </text:list-item>
        <text:list-item>
          <text:p text:style-name="P24">Post new offers to the agents</text:p>
        </text:list-item>
        <text:list-item>
          <text:p text:style-name="P24">Multi Currency</text:p>
        </text:list-item>
        <text:list-item>
          <text:p text:style-name="P24">Search (By One or All Parameters)</text:p>
        </text:list-item>
        <text:list-item>
          <text:p text:style-name="P24">Advanced Search</text:p>
        </text:list-item>
        <text:list-item>
          <text:p text:style-name="P24">Modify Search</text:p>
        </text:list-item>
        <text:list-item>
          <text:p text:style-name="P24">Refine Search</text:p>
        </text:list-item>
        <text:list-item>
          <text:p text:style-name="P24">Grid Display for Search with paging Hotel Results through Map </text:p>
        </text:list-item>
        <text:list-item>
          <text:p text:style-name="P24">Secured Booking Page with form auto fill capability</text:p>
        </text:list-item>
        <text:list-item>
          <text:p text:style-name="P24">User Profile Set up</text:p>
        </text:list-item>
        <text:list-item>
          <text:p text:style-name="P24">Payment gateway Integration</text:p>
        </text:list-item>
        <text:list-item>
          <text:p text:style-name="P24">Contracts &amp; Policies</text:p>
        </text:list-item>
        <text:list-item>
          <text:p text:style-name="P24">Auto email to the customer and admin for booking confirmation, vouchers and user registration.</text:p>
        </text:list-item>
        <text:list-item>
          <text:p text:style-name="P24">Print function</text:p>
        </text:list-item>
        <text:list-item>
          <text:p text:style-name="P24">customer support</text:p>
        </text:list-item>
        <text:list-item>
          <text:p text:style-name="P24">Markup management according to the API, Location, Agent and Module</text:p>
        </text:list-item>
        <text:list-item>
          <text:p text:style-name="P24">Google Map Integration</text:p>
        </text:list-item>
        <text:list-item>
          <text:p text:style-name="P24">Multi Lingual</text:p>
        </text:list-item>
        <text:list-item>
          <text:p text:style-name="P24">Report to Show Daily-Monthly-Yearly Revenue</text:p>
        </text:list-item>
      </text:list>
      <text:p text:style-name="Text_20_body"/>
      <text:p text:style-name="P7"><text:span text:style-name="T4">Online booking engine project would be deployed in 5 months, i.e. by </text:span><text:span text:style-name="T5">30</text:span><text:span text:style-name="T6">th</text:span><text:span text:style-name="T7"> </text:span><text:span text:style-name="T5">June 2016.</text:span></text:p>
      <text:p text:style-name="Text_20_body"/>
      <text:p text:style-name="P4">=====================================================================</text:p>
      <text:p text:style-name="Text_20_body"/>
      <text:p text:style-name="P7"><text:soft-page-break/><text:span text:style-name="T8">Backend reference - </text:span><text:a xlink:type="simple" xlink:href="http://skywalkertravels.com/admin/"><text:span text:style-name="T10">skywalkertravels.com/admin</text:span></text:a></text:p>
      <text:p text:style-name="P7"><text:span text:style-name="T11">id- </text:span><text:span text:style-name="T9">admin@skywalkertravels.com</text:span></text:p>
      <text:p text:style-name="P6">p/w- admin258</text:p>
      <text:p text:style-name="Text_20_body"/>
      <text:p text:style-name="P5">Extra points to be noted:</text:p>
      <text:p text:style-name="Text_20_body"/>
      <text:list xml:id="list8688049730544888207" text:style-name="L18">
        <text:list-item>
          <text:p text:style-name="P26">Markup management- It should be specific for all the modules, like flights, hotels, transfers, etc.</text:p>
        </text:list-item>
        <text:list-item>
          <text:p text:style-name="P26">B2B module- Along with deposit option, provide online payment option to the agents for booking with the portal.</text:p>
        </text:list-item>
        <text:list-item>
          <text:p text:style-name="P26">Packages module- Provide "send query" and "book now" option both</text:p>
        </text:list-item>
        <text:list-item>
          <text:p text:style-name="P26">Admin panel -&gt; Booking Reports --&gt; Give search box for Booking ID</text:p>
        </text:list-item>
      </text:list>
      <text:p text:style-name="Text_20_body"/>
      <text:p text:style-name="P7"><text:span text:style-name="T8">Domain name: </text:span><text:a xlink:type="simple" xlink:href="http://www.horiizons.com/"><text:span text:style-name="T10">www.horiizons.com</text:span></text:a></text:p>
      <text:p text:style-name="Text_20_body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5:25:22.511332425</meta:creation-date>
    <dc:date>2016-02-17T15:25:53.632819810</dc:date>
    <meta:editing-duration>P0D</meta:editing-duration>
    <meta:editing-cycles>1</meta:editing-cycles>
    <meta:document-statistic meta:table-count="0" meta:image-count="0" meta:object-count="0" meta:page-count="4" meta:paragraph-count="135" meta:word-count="697" meta:character-count="3913" meta:non-whitespace-character-count="3451"/>
    <meta:generator>LibreOffice/4.2.8.2$Linux_x86 LibreOffice_project/420m0$Build-2</meta:generator>
  </office:meta>
</office:document-meta>
</file>